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122.27670730297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2.85210342775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3.24669037614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3.38802308137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2.691071490575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23.75073252050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3.46901171523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2.81861240005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3.54401829134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3.0233825185087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00486593088336" calcext:value-type="float">
            <text:p>0.020048659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45770596610662" calcext:value-type="float">
            <text:p>0.014577059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0966531574726105" calcext:value-type="float">
            <text:p>0.009665315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60644960212216" calcext:value-type="float">
            <text:p>0.004606449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7.77999999999988" calcext:value-type="float">
            <text:p>7.7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1403800483344" calcext:value-type="float">
            <text:p>0.0221403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43553429652934" calcext:value-type="float">
            <text:p>0.01435534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798397064209" calcext:value-type="float">
            <text:p>0.007079839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79972413822058" calcext:value-type="float">
            <text:p>0.003799724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6.7899999999999" calcext:value-type="float">
            <text:p>6.79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30712104997474" calcext:value-type="float">
            <text:p>0.023071210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22630838745339" calcext:value-type="float">
            <text:p>0.012263083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1476039886475" calcext:value-type="float">
            <text:p>0.01114760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86589193033573" calcext:value-type="float">
            <text:p>0.003865891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2.9899999999998" calcext:value-type="float">
            <text:p>12.99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31396624984471" calcext:value-type="float">
            <text:p>0.023139662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18159650986082" calcext:value-type="float">
            <text:p>0.011815965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8144234418869" calcext:value-type="float">
            <text:p>0.007814423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24522718486341" calcext:value-type="float">
            <text:p>0.003245227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2.2899999999998" calcext:value-type="float">
            <text:p>12.29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02072098772597" calcext:value-type="float">
            <text:p>0.020207209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981512499693013" calcext:value-type="float">
            <text:p>0.00981512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0951539993286133" calcext:value-type="float">
            <text:p>0.009515399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08655815873652" calcext:value-type="float">
            <text:p>0.003086558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0574684328149" calcext:value-type="float">
            <text:p>0.022057468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930304607984451" calcext:value-type="float">
            <text:p>0.009303046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474014282227" calcext:value-type="float">
            <text:p>0.007104740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70278231422065" calcext:value-type="float">
            <text:p>0.002702782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6.9099999999998" calcext:value-type="float">
            <text:p>16.91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02834643606932" calcext:value-type="float">
            <text:p>0.020283464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757009118343668" calcext:value-type="float">
            <text:p>0.007570091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00308084487915" calcext:value-type="float">
            <text:p>0.010030808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35850662509331" calcext:value-type="float">
            <text:p>0.002358506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2.7900000000008" calcext:value-type="float">
            <text:p>22.79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2917828559154" calcext:value-type="float">
            <text:p>0.022291782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698218807169459" calcext:value-type="float">
            <text:p>0.006982188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900309085846" calcext:value-type="float">
            <text:p>0.007090030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16863516366615" calcext:value-type="float">
            <text:p>0.002168635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1.8200000000006" calcext:value-type="float">
            <text:p>21.82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8929214136715" calcext:value-type="float">
            <text:p>0.021892921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10736016751584" calcext:value-type="float">
            <text:p>0.005107360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249444961548" calcext:value-type="float">
            <text:p>0.011324944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66301036581598" calcext:value-type="float">
            <text:p>0.00166301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7.8400000000016" calcext:value-type="float">
            <text:p>27.8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74498948296" calcext:value-type="float">
            <text:p>0.022744989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42166164206684" calcext:value-type="float">
            <text:p>0.004421661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34273552894592" calcext:value-type="float">
            <text:p>0.007342735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63179575903719" calcext:value-type="float">
            <text:p>0.001631795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6.8000000000014" calcext:value-type="float">
            <text:p>26.8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43740809079634" calcext:value-type="float">
            <text:p>0.024374080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57688542587633" calcext:value-type="float">
            <text:p>0.015768854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7034006118774" calcext:value-type="float">
            <text:p>0.0117034006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754446057264437" calcext:value-type="float">
            <text:p>0.007544460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9.99999999999983" calcext:value-type="float">
            <text:p>10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01527816096357" calcext:value-type="float">
            <text:p>0.030152781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55963167935168" calcext:value-type="float">
            <text:p>0.015596316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572536468505859" calcext:value-type="float">
            <text:p>0.005725364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860595115164588" calcext:value-type="float">
            <text:p>0.000860595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0.1699999999998" calcext:value-type="float">
            <text:p>10.17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5450385236837" calcext:value-type="float">
            <text:p>0.021545038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32398084276604" calcext:value-type="float">
            <text:p>0.013239808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09634256362915" calcext:value-type="float">
            <text:p>0.0109634256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22935082605452" calcext:value-type="float">
            <text:p>0.006229350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0299999999997" calcext:value-type="float">
            <text:p>14.0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66350438900205" calcext:value-type="float">
            <text:p>0.026635043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2972693789718" calcext:value-type="float">
            <text:p>0.012972693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588824808597565" calcext:value-type="float">
            <text:p>0.005888248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876891863872106" calcext:value-type="float">
            <text:p>0.000876891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1299999999997" calcext:value-type="float">
            <text:p>14.13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39081450039157" calcext:value-type="float">
            <text:p>0.02390814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06279836149035" calcext:value-type="float">
            <text:p>0.010627983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698861122131" calcext:value-type="float">
            <text:p>0.011669886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84131496725767" calcext:value-type="float">
            <text:p>0.00484131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8800000000003" calcext:value-type="float">
            <text:p>19.8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99867096157234" calcext:value-type="float">
            <text:p>0.029986709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2134303459769" calcext:value-type="float">
            <text:p>0.010213430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56121218204498" calcext:value-type="float">
            <text:p>0.007561212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03331176365501" calcext:value-type="float">
            <text:p>0.001033311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0500000000003" calcext:value-type="float">
            <text:p>20.05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44063029345673" calcext:value-type="float">
            <text:p>0.024406302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804635987123706" calcext:value-type="float">
            <text:p>0.008046359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7046809196472" calcext:value-type="float">
            <text:p>0.011704680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45665983165437" calcext:value-type="float">
            <text:p>0.003456659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4.9400000000011" calcext:value-type="float">
            <text:p>24.9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01673671614845" calcext:value-type="float">
            <text:p>0.030167367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49177138940302" calcext:value-type="float">
            <text:p>0.007491771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5516117811203" calcext:value-type="float">
            <text:p>0.005516117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09546164174639" calcext:value-type="float">
            <text:p>0.001095461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1200000000011" calcext:value-type="float">
            <text:p>25.12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29151308335987" calcext:value-type="float">
            <text:p>0.022915130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2624150017588" calcext:value-type="float">
            <text:p>0.00526241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5229189395905" calcext:value-type="float">
            <text:p>0.011522918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11859282843329" calcext:value-type="float">
            <text:p>0.002118592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4000000000018" calcext:value-type="float">
            <text:p>29.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91765557558904" calcext:value-type="float">
            <text:p>0.029176555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63183857851799" calcext:value-type="float">
            <text:p>0.004631838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483503878116608" calcext:value-type="float">
            <text:p>0.004835038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16223453343913" calcext:value-type="float">
            <text:p>0.001162234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5700000000018" calcext:value-type="float">
            <text:p>29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8:23:08.490987037</meta:creation-date>
    <dc:date>2020-10-04T08:24:41.177654252</dc:date>
    <meta:editing-duration>PT1M33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